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41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vertical-align="top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2" table:default-cell-style-name="ce4"/>
        <table:table-row table:style-name="ro1">
          <table:table-cell office:value-type="string">
            <text:p>Nr zdarzenia</text:p>
          </table:table-cell>
          <table:table-cell office:value-type="string">
            <text:p>Nagranie</text:p>
          </table:table-cell>
          <table:table-cell table:style-name="ce1" office:value-type="string">
            <text:p>Początek czasu nagrania</text:p>
          </table:table-cell>
          <table:table-cell table:style-name="ce1" office:value-type="string">
            <text:p>Czas zegarowy</text:p>
          </table:table-cell>
          <table:table-cell table:style-name="ce1" office:value-type="string">
            <text:p>Zdarzenie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time" office:time-value="PT00H00M14S">
            <text:p>00:00:14</text:p>
          </table:table-cell>
          <table:table-cell office:value-type="time" office:time-value="PT13H53M49S">
            <text:p>13:53:49</text:p>
          </table:table-cell>
          <table:table-cell office:value-type="string">
            <text:p>Eksplozja (huk) w okolicy ogniska.</text:p>
          </table:table-cell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time" office:time-value="PT00H02M51S">
            <text:p>00:02:51</text:p>
          </table:table-cell>
          <table:table-cell office:value-type="time" office:time-value="PT13H56M26S">
            <text:p>13:56:26</text:p>
          </table:table-cell>
          <table:table-cell office:value-type="string">
            <text:p>(A) Komunikat z głośników: W imieniu organizatora prosimy o nieużywanie pirotechniki i zachowanie zgodne z prawem. Proszę państwa, prosimy o zachowanie zgodne z prawem i nieużywanie pirotechniki. W imieniu organizatora...</text:p>
          </table:table-cell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time" office:time-value="PT02H56M26S">
            <text:p>02:56:26</text:p>
          </table:table-cell>
          <table:table-cell office:value-type="time" office:time-value="PT13H57M10S">
            <text:p>13:57:10</text:p>
          </table:table-cell>
          <table:table-cell office:value-type="string">
            <text:p>Głos z trybuny: [...] i ja oficjalnie naszą część zgromadzenia zakończę, ale to jeszcze sekundeczkę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time" office:time-value="PT00H00M00S">
            <text:p>00:00:00</text:p>
          </table:table-cell>
          <table:table-cell office:value-type="time" office:time-value="PT13H57M25S">
            <text:p>13:57:25</text:p>
          </table:table-cell>
          <table:table-cell office:value-type="string">
            <text:p>początek nagrania 8, ekipa gaśnicza wyszła z ulicy Wiejskiej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time" office:time-value="PT00H04M44S">
            <text:p>00:04:44</text:p>
          </table:table-cell>
          <table:table-cell office:value-type="time" office:time-value="PT13H58M19S">
            <text:p>13:58:19</text:p>
          </table:table-cell>
          <table:table-cell office:value-type="string">
            <text:p>(B) Komunikat z głośników: Proszę państwa, w imieniu organizatora prosimy o nieużywanie pirotechniki. Prosimy nie używać pirotechniki.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time" office:time-value="PT02H21M43S">
            <text:p>02:21:43</text:p>
          </table:table-cell>
          <table:table-cell office:value-type="time" office:time-value="PT13H59M18S">
            <text:p>13:59:18</text:p>
          </table:table-cell>
          <table:table-cell office:value-type="string">
            <text:p>Widoczna trumna, a kilka metrów za nią samochód z nagłośnieniem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time" office:time-value="PT02H58M35S">
            <text:p>02:58:35</text:p>
          </table:table-cell>
          <table:table-cell office:value-type="time" office:time-value="PT13H59M19S">
            <text:p>13:59:19</text:p>
          </table:table-cell>
          <table:table-cell office:value-type="string">
            <text:p>Komunikat z głośników: Koleżanki i koledzy! Oficjalnie zamykam pierwszy ogólnopolski tak wielki protest myśliwych.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time" office:time-value="PT00H05M52S">
            <text:p>00:05:52</text:p>
          </table:table-cell>
          <table:table-cell office:value-type="time" office:time-value="PT13H59M27S">
            <text:p>13:59:27</text:p>
          </table:table-cell>
          <table:table-cell office:value-type="string">
            <text:p>Pojawiają się białe kaski w okolicy ogniska (ekipa gaśnicza). Potem jeden z nich gasi ognisko gaśnicą.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time" office:time-value="PT00H04M20S">
            <text:p>00:04:20</text:p>
          </table:table-cell>
          <table:table-cell office:value-type="time" office:time-value="PT14H01M45S">
            <text:p>14:01:45</text:p>
          </table:table-cell>
          <table:table-cell table:style-name="Default" office:value-type="string">
            <text:p>po przepychance z protestującymi użycie gazu przez policję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time" office:time-value="PT00H05M18S">
            <text:p>00:05:18</text:p>
          </table:table-cell>
          <table:table-cell office:value-type="time" office:time-value="PT14H02M43S">
            <text:p>14:02:43</text:p>
          </table:table-cell>
          <table:table-cell table:style-name="Default" office:value-type="string">
            <text:p>pałowanie i gazowanie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time" office:time-value="PT00H05M43S">
            <text:p>00:05:43</text:p>
          </table:table-cell>
          <table:table-cell office:value-type="time" office:time-value="PT14H03M08S">
            <text:p>14:03:08</text:p>
          </table:table-cell>
          <table:table-cell table:style-name="Default" office:value-type="string">
            <text:p>policjanci wyszli z tłumu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time" office:time-value="PT00H13M10S">
            <text:p>00:13:10</text:p>
          </table:table-cell>
          <table:table-cell office:value-type="time" office:time-value="PT14H06M45S">
            <text:p>14:06:45</text:p>
          </table:table-cell>
          <table:table-cell table:style-name="Default" office:value-type="string">
            <text:p>policja zaczyna się wycofywać z trawnika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time" office:time-value="PT00H16M56S">
            <text:p>00:16:56</text:p>
          </table:table-cell>
          <table:table-cell office:value-type="time" office:time-value="PT14H10M31S">
            <text:p>14:10:31</text:p>
          </table:table-cell>
          <table:table-cell office:value-type="string">
            <text:p>Początek zdarzenia z rzucaniem kamieni (skrzyżowanie ulicy Wiejskiej z ulicą Frascati)</text:p>
          </table:table-cell>
        </table:table-row>
        <table:table-row table:style-name="ro2">
          <table:table-cell table:formula="of:=ROW()-1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time" office:time-value="PT00H20M10S">
            <text:p>00:20:10</text:p>
          </table:table-cell>
          <table:table-cell office:value-type="time" office:time-value="PT14H13M45S">
            <text:p>14:13:45</text:p>
          </table:table-cell>
          <table:table-cell office:value-type="string">
            <text:p>Eksplozje (skrzyżowanie ulicy Wiejskiej z ulicą Frascati). Policja użyła granatów hukowych z gazem.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time" office:time-value="PT03H13M36S">
            <text:p>03:13:36</text:p>
          </table:table-cell>
          <table:table-cell office:value-type="time" office:time-value="PT14H14M20S">
            <text:p>14:14:20</text:p>
          </table:table-cell>
          <table:table-cell office:value-type="string">
            <text:p>Koniec "Roty"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time" office:time-value="PT03H17M33S">
            <text:p>03:17:33</text:p>
          </table:table-cell>
          <table:table-cell office:value-type="time" office:time-value="PT14H18M17S">
            <text:p>14:18:17</text:p>
          </table:table-cell>
          <table:table-cell office:value-type="string">
            <text:p>Pojawiają się białe kaski w okolicach biura przepustek. Formuje się kordon policji na Wiejskiej w okolicy skrzyżowania z ulicą Frascati.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time" office:time-value="PT02H42M10S">
            <text:p>02:42:10</text:p>
          </table:table-cell>
          <table:table-cell office:value-type="time" office:time-value="PT14H19M45S">
            <text:p>14:19:45</text:p>
          </table:table-cell>
          <table:table-cell table:style-name="Default" office:value-type="string">
            <text:p>zatrzymanie przy wjeździe na ulicę Frascati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time" office:time-value="PT03H32M23S">
            <text:p>03:32:23</text:p>
          </table:table-cell>
          <table:table-cell office:value-type="time" office:time-value="PT14H21M12S">
            <text:p>14:21:12</text:p>
          </table:table-cell>
          <table:table-cell table:style-name="Default" office:value-type="string">
            <text:p>Marcin Rola: O!O! Tam leci gaz. [Policja użyła gazu na ulicy Wiejskiej w pobliżu Budynku Komisji Sejmowych.]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time" office:time-value="PT00H33M11S">
            <text:p>00:33:11</text:p>
          </table:table-cell>
          <table:table-cell office:value-type="time" office:time-value="PT14H26M46S">
            <text:p>14:26:46</text:p>
          </table:table-cell>
          <table:table-cell office:value-type="string">
            <text:p>Kobiecy głos: Polewaczka jedzie.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time" office:time-value="PT02H54M00S">
            <text:p>02:54:00</text:p>
          </table:table-cell>
          <table:table-cell office:value-type="time" office:time-value="PT14H31M35S">
            <text:p>14:31:35</text:p>
          </table:table-cell>
          <table:table-cell office:value-type="string">
            <text:p>Przejeżdża samochód z napisem "Solidarność z rolnikami" w okolicy skrzyżowania z ulicą Frascati.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time" office:time-value="PT02H57M28S">
            <text:p>02:57:28</text:p>
          </table:table-cell>
          <table:table-cell office:value-type="time" office:time-value="PT14H35M03S">
            <text:p>14:35:03</text:p>
          </table:table-cell>
          <table:table-cell office:value-type="string">
            <text:p>Rusza kordon policji, niedługo potem zatrzymanie chłopaka z flagą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time" office:time-value="PT00H03M03S">
            <text:p>00:03:03</text:p>
          </table:table-cell>
          <table:table-cell office:value-type="time" office:time-value="PT14H36M36S">
            <text:p>14:36:36</text:p>
          </table:table-cell>
          <table:table-cell table:style-name="Default" office:value-type="string">
            <text:p>policjanci przenoszą jakiegoś innego mężczyznę na chodnik, ręce ma związane z tyłu czymś żółtym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time" office:time-value="PT03H01M29S">
            <text:p>03:01:29</text:p>
          </table:table-cell>
          <table:table-cell office:value-type="time" office:time-value="PT14H39M04S">
            <text:p>14:39:04</text:p>
          </table:table-cell>
          <table:table-cell office:value-type="string">
            <text:p>Wyprowadzili zatrzymanego chłopaka, widok przez kordon między hełmami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time" office:time-value="PT03H37M30S">
            <text:p>03:37:30</text:p>
          </table:table-cell>
          <table:table-cell office:value-type="time" office:time-value="PT14H43M55S">
            <text:p>14:43:55</text:p>
          </table:table-cell>
          <table:table-cell office:value-type="string">
            <text:p>seria eksplozji na ulicy Wiejskiej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time" office:time-value="PT03H08M53S">
            <text:p>03:08:53</text:p>
          </table:table-cell>
          <table:table-cell office:value-type="time" office:time-value="PT14H46M28S">
            <text:p>14:46:28</text:p>
          </table:table-cell>
          <table:table-cell table:style-name="Default" office:value-type="string">
            <text:p>kogoś policjanci przygwoździli do nawierzchni ulicy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time" office:time-value="PT03H52M25S">
            <text:p>03:52:25</text:p>
          </table:table-cell>
          <table:table-cell office:value-type="time" office:time-value="PT14H58M50S">
            <text:p>14:58:50</text:p>
          </table:table-cell>
          <table:table-cell office:value-type="string">
            <text:p>komunikat: policjanci ostrzegają...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time" office:time-value="PT03H52M48S">
            <text:p>03:52:48</text:p>
          </table:table-cell>
          <table:table-cell office:value-type="time" office:time-value="PT14H59M13S">
            <text:p>14:59:13</text:p>
          </table:table-cell>
          <table:table-cell office:value-type="string">
            <text:p>komunikat o groźbie użycia środków przymusu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time" office:time-value="PT03H54M50S">
            <text:p>03:54:50</text:p>
          </table:table-cell>
          <table:table-cell office:value-type="time" office:time-value="PT15H01M15S">
            <text:p>15:01:15</text:p>
          </table:table-cell>
          <table:table-cell office:value-type="string">
            <text:p>komunikat: Policja wzywa do rozejścia się w kierunku ulicy Matejki.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time" office:time-value="PT03H58M40S">
            <text:p>03:58:40</text:p>
          </table:table-cell>
          <table:table-cell office:value-type="time" office:time-value="PT15H05M05S">
            <text:p>15:05:05</text:p>
          </table:table-cell>
          <table:table-cell office:value-type="string">
            <text:p>początek natarcia policji od strony Placu Trzech Krzyży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time" office:time-value="PT04H34M46S">
            <text:p>04:34:46</text:p>
          </table:table-cell>
          <table:table-cell office:value-type="time" office:time-value="PT15H23M35S">
            <text:p>15:23:35</text:p>
          </table:table-cell>
          <table:table-cell table:style-name="Default" office:value-type="string">
            <text:p>zatrzymali mężczyznę w tłumie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time" office:time-value="PT04H24M12S">
            <text:p>04:24:12</text:p>
          </table:table-cell>
          <table:table-cell office:value-type="time" office:time-value="PT15H30M37S">
            <text:p>15:30:37</text:p>
          </table:table-cell>
          <table:table-cell table:style-name="Default" office:value-type="string">
            <text:p>mężczyzna w żółtej kamizelce leży na trawniku, dwóch policjantów go wiąże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time" office:time-value="PT04H34M27S">
            <text:p>04:34:27</text:p>
          </table:table-cell>
          <table:table-cell office:value-type="time" office:time-value="PT15H40M52S">
            <text:p>15:40:52</text:p>
          </table:table-cell>
          <table:table-cell table:style-name="Default" office:value-type="string">
            <text:p>jakiś zatrzymywany leży na brzuchu, a na nim 2-óch policjantów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time" office:time-value="PT04H34M35S">
            <text:p>04:34:35</text:p>
          </table:table-cell>
          <table:table-cell office:value-type="time" office:time-value="PT15H41M00S">
            <text:p>15:41:00</text:p>
          </table:table-cell>
          <table:table-cell table:style-name="Default" office:value-type="string">
            <text:p>inny zatrzymany leży obezwładniony przez paru policjantów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time" office:time-value="PT04H57M04S">
            <text:p>04:57:04</text:p>
          </table:table-cell>
          <table:table-cell office:value-type="time" office:time-value="PT15H45M53S">
            <text:p>15:45:53</text:p>
          </table:table-cell>
          <table:table-cell table:style-name="Default" office:value-type="string">
            <text:p>kogoś wyciągnęli z tłumu, użycie gazu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time" office:time-value="PT04H57M13S">
            <text:p>04:57:13</text:p>
          </table:table-cell>
          <table:table-cell office:value-type="time" office:time-value="PT15H46M02S">
            <text:p>15:46:02</text:p>
          </table:table-cell>
          <table:table-cell table:style-name="Default" office:value-type="string">
            <text:p>eksplozje</text:p>
          </table:table-cell>
        </table:table-row>
        <table:table-row table:style-name="ro1">
          <table:table-cell table:style-name="Default" table:number-columns-repeated="2"/>
          <table:table-cell table:style-name="ce3"/>
          <table:table-cell table:style-name="Default"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1">11.04.2024</text:date>, <text:time>14:16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Bystrzycki</meta:initial-creator>
    <meta:creation-date>2024-03-26T10:17:42.50</meta:creation-date>
    <dc:date>2024-04-11T14:16:27.92</dc:date>
    <dc:creator>Andrzej Bystrzycki</dc:creator>
    <meta:editing-duration>PT6H17M2S</meta:editing-duration>
    <meta:editing-cycles>31</meta:editing-cycles>
    <meta:generator>OpenOffice/4.1.15$Win32 OpenOffice.org_project/4115m2$Build-9813</meta:generator>
    <meta:document-statistic meta:table-count="3" meta:cell-count="180" meta:object-count="0"/>
  </office:meta>
</office:document-meta>
</file>